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c5328e" officeooo:paragraph-rsid="00134f3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bc5286" officeooo:paragraph-rsid="00134f3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be12ce" officeooo:paragraph-rsid="00134f3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beed92" officeooo:paragraph-rsid="00134f3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bf1ee2" officeooo:paragraph-rsid="00134f3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bfa8e2" officeooo:paragraph-rsid="00134f3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c06aa2" officeooo:paragraph-rsid="00134f3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c07ce4" officeooo:paragraph-rsid="00134f3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c1e106" officeooo:paragraph-rsid="00134f3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c3b218" officeooo:paragraph-rsid="00134f3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c42746" officeooo:paragraph-rsid="00134f3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2675e78" officeooo:paragraph-rsid="00134f3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Dudu Cyryllic" fo:font-style="normal" fo:font-weight="normal" officeooo:rsid="00bfa8e2" officeooo:paragraph-rsid="00134f3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0bfa8e2" officeooo:paragraph-rsid="00134f32" style:font-style-asian="italic" style:font-weight-asian="normal" style:font-style-complex="italic" style:font-weight-complex="normal"/>
    </style:style>
    <style:style style:name="P15" style:family="paragraph" style:parent-style-name="Heading_20_2">
      <style:paragraph-properties fo:text-align="center" style:justify-single-word="false"/>
      <style:text-properties fo:font-style="normal" fo:font-weight="normal" officeooo:rsid="00bc5286" officeooo:paragraph-rsid="00134f32" style:font-style-asian="normal" style:font-weight-asian="normal" style:font-style-complex="normal" style:font-weight-complex="normal"/>
    </style:style>
    <style:style style:name="T1" style:family="text">
      <style:text-properties officeooo:rsid="0264184b"/>
    </style:style>
    <style:style style:name="T2" style:family="text">
      <style:text-properties officeooo:rsid="00beed92"/>
    </style:style>
    <style:style style:name="T3" style:family="text">
      <style:text-properties officeooo:rsid="00bf1ee2"/>
    </style:style>
    <style:style style:name="T4" style:family="text">
      <style:text-properties officeooo:rsid="01839b90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1839b90" style:font-style-asian="italic" style:font-style-complex="italic"/>
    </style:style>
    <style:style style:name="T7" style:family="text">
      <style:text-properties officeooo:rsid="00c06aa2"/>
    </style:style>
    <style:style style:name="T8" style:family="text">
      <style:text-properties officeooo:rsid="00c07ce4"/>
    </style:style>
    <style:style style:name="T9" style:family="text">
      <style:text-properties officeooo:rsid="0398249e"/>
    </style:style>
    <style:style style:name="T10" style:family="text">
      <style:text-properties officeooo:rsid="026612d3"/>
    </style:style>
    <style:style style:name="T11" style:family="text">
      <style:text-properties officeooo:rsid="00084de3"/>
    </style:style>
    <style:style style:name="T12" style:family="text">
      <style:text-properties officeooo:rsid="000728a8"/>
    </style:style>
    <style:style style:name="T13" style:family="text">
      <style:text-properties officeooo:rsid="02882958"/>
    </style:style>
    <style:style style:name="T14" style:family="text">
      <style:text-properties officeooo:rsid="00c42746"/>
    </style:style>
    <style:style style:name="T15" style:family="text">
      <style:text-properties officeooo:rsid="0271cdec"/>
    </style:style>
    <style:style style:name="T16" style:family="text">
      <style:text-properties officeooo:rsid="00c53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В четверг я малость перекайфовал в парной и на выходе из бани время перевалило уж за семь. </text:p>
      <text:p text:style-name="P3">Прежде я б и внимания не обратил на это — счастливые часов не наблюдают — однако, указ<text:span text:style-name="T1">ом</text:span> по борьбе за трезвость торговля алкоголем поставлена в жёсткие рамки. И где теперь я выпью пива?</text:p>
      <text:p text:style-name="P3">В забегаловке по ту сторону площади Конотопских дивизий вместо обычного сиянья флуоресцентных ламп внутри виднелся лишь свет одинокой дежурной лампочки. </text:p>
      <text:p text:style-name="P3">С г<text:span text:style-name="T2">ру</text:span>стью проходил я мимо, покуда не заметил, что дверь забегаловки открылась и <text:span text:style-name="T2">пара мужиков спустились с высокого крыльца.</text:span></text:p>
      <text:p text:style-name="P4">Ну-ка, ну-ка, поглядим!</text:p>
      <text:p text:style-name="P4">Незапертая дверь подалась под лёгким нажимом.</text:p>
      <text:p text:style-name="P4">Тут и впрямь горела лишь одна лампочка в 100 ватт, как раз над пивным краном, но из крана текло пиво в бокалы!</text:p>
      <text:p text:style-name="P4">Мужика разбирали их и отходили к высоким круглым столикам. Если б не скудное освещение — всё как в старые добрые беззаконные времена.</text:p>
      <text:p text:style-name="P4">Нет, не всё. Нету прежнего шума и гама тёплых дружеских разговоров. </text:p>
      <text:p text:style-name="P4">Продавец в белой поварской куртке раз за разом предупреждает из-за стойки:</text:p>
      <text:p text:style-name="P4">- Тише, мужики, и давай по быстрому! И так нарушаем.</text:p>
      <text:p text:style-name="P4">Нет кайфа в кайфе под кнутом секундомера. </text:p>
      <text:p text:style-name="P4">Здесь, в полутёмном зале подземелья, где не различить лица пьющего за столиком напротив, мы словно последние остатки ордена тамплиеров после его разгрома и предания анафеме. Прячемся от безалкогольных соглядатаев и доносчиков. Последняя торговка может тыкнуть в тебя пальцем и заорать:</text:p>
      <text:p text:style-name="P4">- Держи его! Хватай! Зовите милицию!</text:p>
      <text:p text:style-name="P4">Мы вне закона.</text:p>
      <text:p text:style-name="P4"/>
      <text:p text:style-name="P4">Честно говоря, забегаловки мне не сильно нравятся. <text:s/></text:p>
      <text:p text:style-name="P4">Стоишь в очереди и смотришь <text:span text:style-name="T3">как подваливают корифаны и просто знакомые к стоящим впереди тебя:</text:span></text:p>
      <text:p text:style-name="P4">- <text:span text:style-name="T3">Братан, и мне парочку.</text:span></text:p>
      <text:p text:style-name="P5">И вместо одной очереди выстаиваешь, фактически, две-три. </text:p>
      <text:p text:style-name="P5">Ещё противнее, когда до крана уж совсем рукой подать, тебя вдруг толкает в бок полузнакомый кент — подмигивает, лыбится:</text:p>
      <text:p text:style-name="P5">- Ты ж не забыл, что и мне три кружки.</text:p>
      <text:p text:style-name="P5">Нет, в следующий раз уж лучше я в кафе; там только бутылочное, подороже, но этих наглых хвостопадных рож не будет.</text:p>
      <text:p text:style-name="P5">И после очередной бани я гордо прохож<text:span text:style-name="T1">у</text:span> мимо забегаловки и топаю до кафе.</text:p>
      <text:p text:style-name="P5">- Пива нет.</text:p>
      <text:p text:style-name="P5">Блин! Придётся на Мир переться.</text:p>
      <text:p text:style-name="P5">Но и в кафе рядом с кинотеатром тоже пива нет. Последний шанс — вокзальный ресторан.</text:p>
      <text:p text:style-name="P5">Та же картина. Но ведь это четверг! </text:p>
      <text:p text:style-name="P5">Пришлось брать бутылку белого вина.</text:p>
      <text:p text:style-name="P5">Столы в ресторане большие, человек на десять каждый в окружении тяжких стульев в кожаной обивке, а посетителей почти нет. </text:p>
      <text:p text:style-name="P6">Я уселся за один из столов где-то посреди зала и начал наливать в фужер как будто цежу пиво из бутылки — тонкой, словно спица, струйкой. Так уж у меня рука набита.</text:p>
      <text:p text:style-name="P6">После первого <text:span text:style-name="T1">фужера </text:span>подошёл ко мне какой-то мужик неопределённого рода занятий, попросил разрешения присесть. Полный зал пустых столов, а его сюда тянет. </text:p>
      <text:p text:style-name="P6">Ну, я не стал возражать.</text:p>
      <text:p text:style-name="P6"><text:soft-page-break/>Сидя на соседнем стуле, он начал излагать, что здесь проездом из города Львова. </text:p>
      <text:p text:style-name="P6">Я ответил, что Львов тоже хороший город, добро пожаловать и всё такое; и начал наливать <text:span text:style-name="T1">себе </text:span>второй фужер.</text:p>
      <text:p text:style-name="P6">Он уставился на тонкую струйку и сообщил, что недавно вышел с зоны.</text:p>
      <text:p text:style-name="P6">Пара парней через один стол притихли.</text:p>
      <text:p text:style-name="P6">Я поздравил его с освобождением и выпил.</text:p>
      <text:p text:style-name="P6">Лицо его вдруг исказилось непонятной злобой и он стал громко угрожать, что когда я окажусь на одной с ним зоне он будет иметь меня в прямой проход. </text:p>
      <text:p text:style-name="P13"/>
      <text:p text:style-name="P13"><text:span text:style-name="T4">(</text:span><text:span text:style-name="T6">...в</text:span><text:span text:style-name="T5">сё это, конечно, в более общедоступной терминологии...</text:span><text:span text:style-name="T6">)</text:span></text:p>
      <text:p text:style-name="P14"/>
      <text:p text:style-name="P6">Вино допито, сосед по столу мне не по душе и я поднялся уходить. Один из парней, что сидели неподалёку, уже стоял между столами.</text:p>
      <text:p text:style-name="P6">- <text:span text:style-name="T7">Мочи его!- сказал он мне.- Чё тянешь? Мы на подхвате!</text:span></text:p>
      <text:p text:style-name="P7">Совсем незнакомый парень. Видать, патриотизм взыграл.</text:p>
      <text:p text:style-name="P6">- <text:span text:style-name="T7">Вы не поняли,- ответил я.- Он <text:s/>не местный, закон гостеприимства не позволяет бить бутылки об его голову. Вот будет у меня отпуск, съезжу в город Львов, посмотрю в чём проблема, что проезжие оттуда такие невежливые.</text:span></text:p>
      <text:p text:style-name="P7">Не знаю понял ли парень мою пространную речь, но он вернулся за свой стол, а я ушёл оставив своего соседа сидящим перед пустой бутылкой на пустом полированном столе.</text:p>
      <text:p text:style-name="P7">Он прибегнул к предельному оскорблению, но магия не сработала — бутылка не превратилась в осколки.</text:p>
      <text:p text:style-name="P7"><text:s/>Но всё равно, Горбачёву я этого не прощу.</text:p>
      <text:p text:style-name="P7">Ты скажешь при чём тут Горбачёв?</text:p>
      <text:p text:style-name="P7">Даже в эпоху дефицита бутылочное пиво в Конотопе не исчезало. </text:p>
      <text:p text:style-name="P7">Никогда.</text:p>
      <text:p text:style-name="P7"/>
      <text:p text:style-name="P7">А <text:span text:style-name="T4">этот</text:span> всё не унимался и добавлял в сухой закон новые статьи об ужесточении <text:span text:style-name="T8">борьбы.</text:span></text:p>
      <text:p text:style-name="P7"/>
      <text:p text:style-name="P8">Вечером того дня, когда вступала в силу очередная ужесточительная волна, я, как обычно, отправился в парк на Миру на танцы.</text:p>
      <text:p text:style-name="P8">До танцплощадки я не дошёл и даже не дошёл до билетной кассы. </text:p>
      <text:p text:style-name="P8">В аллее парка меня перехватил незнакомец; тёмноволосый, мускулистый и <text:span text:style-name="T9">с</text:span> усами скобкой, как у «Песняров».</text:p>
      <text:p text:style-name="P8">Он мне сказал, что я его не знаю, а он меня — да; <text:span text:style-name="T9">потому что </text:span>он с ХАЗа, где работает с моим братом.</text:p>
      <text:p text:style-name="P8"><text:span text:style-name="T10">Один раз м</text:span>ой брат Саша с восторгом рассказывал про какого-то бывшего пограничника, который у них на работе показывает чудеса акробатики. Наверное, это он и есть.</text:p>
      <text:p text:style-name="P8"><text:s/><text:span text:style-name="T10">Незнакомец</text:span> бережно держал <text:span text:style-name="T10">в</text:span> правой руке белый целлофановый пакет, а злых вечерни<text:span text:style-name="T9">х</text:span> комаров не шлёпал, а только лишь сдувал со своих бицепсов резкими выдохами воздуха. </text:p>
      <text:p text:style-name="P8">Совсем как я — непротивленец; или же натаскан пограничными дозорами не делать лишних звуков. </text:p>
      <text:p text:style-name="P9">Чуть звякнув белым целлофаном, он сказал, что тут у него вино — успел отовариться до запретного часа.</text:p>
      <text:p text:style-name="P9">Не составлю ль я ему компанию? </text:p>
      <text:p text:style-name="P9"><text:span text:style-name="T4">П</text:span>оследовал ответ в утвердительной форме.</text:p>
      <text:p text:style-name="P9">Мне правда, показалось странным, когда он начал обращаться к волнам стекающегося к танцплощадке молодняка с одним и тем же вопросом — не найдётся ли ножа открыть бутылку?</text:p>
      <text:p text:style-name="P9">Все отрицательно качали головой, а некоторые даже испуганно отшатывались — не те теперь времена.</text:p>
      <text:p text:style-name="P9">Возможно это было его формой протеста против этих самых времён.</text:p>
      <text:p text:style-name="P9"><text:soft-page-break/>Ножа так и не нашлось, но он как-то исхитрился содрать пластмассовую пробку о брус скамьи на аллее и протянул бутылку мне.</text:p>
      <text:p text:style-name="P9">Я сказал, что лучше пуст<text:span text:style-name="T4">ь</text:span> он нач<text:span text:style-name="T4">инае</text:span>т, а то у меня т<text:span text:style-name="T10">ó</text:span>рмоза нет.</text:p>
      <text:p text:style-name="P9">- Ничего, у меня вторая в целлофане.</text:p>
      <text:p text:style-name="P9">Моё дело предупредить... И я <text:span text:style-name="T4">безотрывно </text:span>засадил все 700 граммов без остатка.</text:p>
      <text:p text:style-name="P9">- Да,- сказал несбывшийся собутыльник,- я ж не подумал...</text:p>
      <text:p text:style-name="P9">Он откупорил вторую бутылку, но мне не да<text:span text:style-name="T4">л</text:span>, просто держал в руках, а когда мы опустились на скамью, поставил её между нами.</text:p>
      <text:p text:style-name="P9">Мы начали прощупывать друг друга на какую из философических тем завести дружеский разговор. </text:p>
      <text:p text:style-name="P10">Обычно, после второго стакана начинаешь выдавать умные вещи, которых и сам не ждал. </text:p>
      <text:p text:style-name="P10">В конце, понятное дело, всё сведётся к извечной трещине, про которую говорил Иван Кот, но почему не посверкать умом для начала?</text:p>
      <text:p text:style-name="P10">Увы, ни сверкать, ни блистать не получилось. </text:p>
      <text:p text:style-name="P10">По аллее медленно и почти бесшумно подкатывал фургончик с надписью «милиция» на дверце. Машина <text:span text:style-name="T10">в</text:span>стала и из кабинки выпрыгнули два джентльмена в кокардах.</text:p>
      <text:p text:style-name="P10">Мой собеседник, не ожидая дальнейшего развития событий, сиганул через скамью и пустился по боковой аллее в сторону тёмного здания горсовета. </text:p>
      <text:p text:style-name="P10">Мне, только что загрузившему в трюм 700 граммов, оставалось лишь с восхищением следить как быстро он удаляется. Тем более, что эти два мента уже стояли надо мной.</text:p>
      <text:p text:style-name="P10">Никто из них за ним не побежал, только тот что постарше, стоя на месте, застучал ногами об асфальт с непонятным криком «улю-лю!». </text:p>
      <text:p text:style-name="P10">Пограничник врубил форсаж и растворился в темноте. </text:p>
      <text:p text:style-name="P10">Милиционер поднял со скамейки <text:span text:style-name="T9">уже </text:span>открытую, но так и не початую бутылку, перевернул её вверх ногами да так и держал, с садизмом и грустью, покуда вино выбулькивало наземь.</text:p>
      <text:p text:style-name="P10">- Давай,- сказал мне второй мент, кивая на уже открытую боковую дверь фургона.</text:p>
      <text:p text:style-name="P11">Я сунул голову внутрь. </text:p>
      <text:p text:style-name="P11">В тусклом свете крохотной лампочки в потолке на сиденьях вдоль бортов различались пойманные до меня <text:span text:style-name="T11">и,</text:span> спиной к кабине, пожилой мент с лычками старшины на погонах.</text:p>
      <text:p text:style-name="P11"><text:span text:style-name="T11">Восхищаясь</text:span> безукоризненной чёткостью <text:span text:style-name="T11">своих</text:span> движений, я <text:span text:style-name="T11">взошёл</text:span> в<text:span text:style-name="T12">нутрь интерьера</text:span>. </text:p>
      <text:p text:style-name="P11">Дверь захлопнулась.</text:p>
      <text:p text:style-name="P11">- Добрый вечер!- <text:span text:style-name="T11">галантно</text:span> приветствовал я <text:span text:style-name="T11">всех сразу</text:span> и тут же <text:span text:style-name="T11">получил</text:span> пинок в зад.</text:p>
      <text:p text:style-name="P11">- Он, сука, ещё «добрый вечер» говорит!- <text:span text:style-name="T11">гаркнул</text:span> пнувший меня старшина.</text:p>
      <text:p text:style-name="P11"><text:span text:style-name="T11">С</text:span>вали<text:span text:style-name="T11">вшись</text:span> на кого-то из предыдущего улова, <text:span text:style-name="T11">я</text:span> машинально воскликнул:</text:p>
      <text:p text:style-name="P11">- Извините!</text:p>
      <text:p text:style-name="P11"><text:span text:style-name="T9">Тут я</text:span><text:bookmark-start text:name="__DdeLink__123984_1325898512"/><text:span text:style-name="T9"> и</text:span>спуганно огляну<text:span text:style-name="T13">лся</text:span> на старшину, <text:span text:style-name="T13">но</text:span> увидел, что за «извините» не схлопочу — ему лень подыматься.<text:bookmark-end text:name="__DdeLink__123984_1325898512"/></text:p>
      <text:p text:style-name="P12"><text:s/><text:span text:style-name="T14">Отвезли нас недалеко, в тот же двор, где когда-то снимались показания с «Орфеев» на тему пропажи немецкого баяна; только в другое здание.</text:span></text:p>
      <text:p text:style-name="P11">За столиком в коридоре сидел капитан милиции. Моих попутчиков, после пары вопросов, он отправил в камеру. Потом заговорил со мной. </text:p>
      <text:p text:style-name="P11">Увидев, что на его вопросы я отвечаю адекватно и не пытаюсь качать права и опровергать доклад доставивших меня, он спросил где я работаю, куда-то позвонил свериться и отпустил домой.</text:p>
      <text:p text:style-name="P11">- <text:span text:style-name="T15">Прямо д</text:span>омой! Понял? И больше никуда!</text:p>
      <text:p text:style-name="P11">Я вышел за ворота. </text:p>
      <text:p text:style-name="P11">Отчего <text:span text:style-name="T4">это </text:span>все мне указывают что делать? А вот вам всем!</text:p>
      <text:p text:style-name="P11">И я упорно вернулся в парк и купил билет на танцплощадку. </text:p>
      <text:p text:style-name="P11">На входе тоже новость — помимо женщины, которой я отдаю билет, два парня с повязками дружинников и третий в форме сержанта милиции.</text:p>
      <text:p text:style-name="P11">Один из дружинников с сомнением заглянул мне в лицо:</text:p>
      <text:p text:style-name="P11">- Вы сегодня выпивали?</text:p>
      <text:p text:style-name="P11"><text:soft-page-break/>- Никогда!- отчеканил я и беспрепятственно был <text:span text:style-name="T16">про</text:span>пущен <text:span text:style-name="T16">к своей скамейке вдоль ограды — досиживать до <text:s/>окончания танцев.</text:span></text:p>
      <text:p text:style-name="P1">Что и случилось через пару номе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07:13.771918033</meta:creation-date>
    <dc:date>2017-03-03T17:07:17.784617167</dc:date>
    <dc:creator>sehrguey </dc:creator>
    <meta:editing-duration>PT4S</meta:editing-duration>
    <meta:editing-cycles>1</meta:editing-cycles>
    <meta:document-statistic meta:table-count="0" meta:image-count="0" meta:object-count="0" meta:page-count="4" meta:paragraph-count="101" meta:word-count="1421" meta:character-count="8768" meta:non-whitespace-character-count="7400"/>
    <meta:generator>LibreOffice/4.3.3.2$Linux_x86 LibreOffice_project/430m0$Build-2</meta:generator>
  </office:meta>
</office:document-meta>
</file>